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officeooo:rsid="001c8cef" officeooo:paragraph-rsid="001c8cef"/>
    </style:style>
    <style:style style:name="P3" style:family="paragraph" style:parent-style-name="Standard">
      <style:text-properties officeooo:rsid="001c8cef" officeooo:paragraph-rsid="001da8ce"/>
    </style:style>
    <style:style style:name="P4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5" style:family="paragraph" style:parent-style-name="Standard">
      <style:text-properties officeooo:rsid="001da8ce" officeooo:paragraph-rsid="001da8ce"/>
    </style:style>
    <style:style style:name="P6" style:family="paragraph" style:parent-style-name="Standard">
      <style:text-properties officeooo:rsid="001dfe01" officeooo:paragraph-rsid="001dfe01"/>
    </style:style>
    <style:style style:name="P7" style:family="paragraph" style:parent-style-name="Standard">
      <style:text-properties officeooo:rsid="001f41d2" officeooo:paragraph-rsid="001f41d2"/>
    </style:style>
    <style:style style:name="P8" style:family="paragraph" style:parent-style-name="Text_20_body">
      <style:text-properties officeooo:rsid="001c8cef" officeooo:paragraph-rsid="001c8cef"/>
    </style:style>
    <style:style style:name="P9" style:family="paragraph" style:parent-style-name="Text_20_body">
      <style:text-properties officeooo:rsid="001b0494" officeooo:paragraph-rsid="001b0494"/>
    </style:style>
    <style:style style:name="P10" style:family="paragraph" style:parent-style-name="Heading_20_1">
      <style:text-properties fo:color="#0000cc"/>
    </style:style>
    <style:style style:name="P11" style:family="paragraph" style:parent-style-name="Title">
      <style:text-properties fo:color="#0000cc" fo:font-size="26pt" style:font-size-asian="28pt" style:font-size-complex="28pt"/>
    </style:style>
    <style:style style:name="P12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officeooo:rsid="001d2124"/>
    </style:style>
    <style:style style:name="T4" style:family="text">
      <style:text-properties officeooo:rsid="001ea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pter <text:span text:style-name="T3">1</text:span>: <text:span text:style-name="T3">Data Abstraction: The Walls</text:span></text:p>
      <text:h text:style-name="P10" text:outline-level="1">Vocabulary</text:h>
      <text:p text:style-name="P9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erm</text:p>
          </table:table-cell>
          <table:table-cell table:style-name="Table1.B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3">Abstract base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bstract cl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bstract data type (ADT)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bstraction, data abstra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lgorith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ttribu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Bag AD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Behavi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ohe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omplete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oupl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Data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Data memb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Data structur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ncapsul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nd us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unction, member function (method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unction prototype/<text:span text:style-name="T4">declaration/header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Generic ty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Implement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Information hid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Inherit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Minimal inte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Model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Modules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7">Object-oriented analysi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Object-oriented desig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Operation contrac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olymorphism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ost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Pre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obus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Unified Modeling Language (UML)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9"/>
      <text:p text:style-name="P9"/>
      <text:h text:style-name="P10" text:outline-level="1">Concepts</text:h>
      <text:p text:style-name="P8">Unusual condi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1: Data Abstraction: The Walls</text:span></text:p>
      </style:header>
      <style:footer>
        <text:p text:style-name="MP1"><text:span text:style-name="MT2">Page </text:span><text:span text:style-name="MT2"><text:page-number text:select-page="current">1</text:page-number></text:span><text:span text:style-name="MT2"> of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7M14S</meta:editing-duration>
    <meta:editing-cycles>9</meta:editing-cycles>
    <meta:generator>LibreOffice/5.1.4.2$Linux_X86_64 LibreOffice_project/10m0$Build-2</meta:generator>
    <dc:title>paged dated</dc:title>
    <dc:date>2017-12-05T14:49:19.206960296</dc:date>
    <meta:document-statistic meta:table-count="1" meta:image-count="0" meta:object-count="0" meta:page-count="2" meta:paragraph-count="42" meta:word-count="99" meta:character-count="740" meta:non-whitespace-character-count="682"/>
    <meta:template xlink:type="simple" xlink:actuate="onRequest" xlink:title="paged dated" xlink:href="../../../../../../.config/libreoffice/4/user/template/paged%20dated.ott" meta:date="2017-12-05T14:31:52.391181792"/>
  </office:meta>
</office:document-meta>
</file>